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5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TR-DOS.</text:p>
      <text:p text:style-name="P15">SS<text:span text:style-name="T2">-перезапуск страницы </text:span>ROM<text:span text:style-name="T2"> </text:span>Basic<text:span text:style-name="T2"> 48.</text:span></text:p>
      <text:p text:style-name="P15">CS+SS<text:span text:style-name="T2">-перезапуск страницы </text:span>ROM Basic 128.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<text:soft-page-break/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<text:span text:style-name="T1">. </text:span>При включенных и найденных часах отображается время, дата, день недели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17T21:21:17.35</dc:date>
    <meta:editing-duration>PT01H45M39S</meta:editing-duration>
    <meta:editing-cycles>26</meta:editing-cycles>
    <meta:generator>OpenOffice.org/3.2$Win32 OpenOffice.org_project/320m12$Build-9483</meta:generator>
    <meta:document-statistic meta:table-count="0" meta:image-count="0" meta:object-count="0" meta:page-count="2" meta:paragraph-count="54" meta:word-count="561" meta:character-count="4302"/>
  </office:meta>
</office:document-meta>
</file>